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 PL UMing HK" svg:font-family="'AR PL UMing HK'"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bold" style:font-weight-asian="bold" style:font-weight-complex="bold"/>
    </style:style>
    <style:style style:name="P4" style:family="paragraph" style:parent-style-name="Standard" style:list-style-name="">
      <style:text-properties fo:font-weight="bold" style:font-weight-asian="bold" style:font-weight-complex="bold"/>
    </style:style>
    <style:style style:name="P5" style:family="paragraph" style:parent-style-name="Standard" style:list-style-name="L1"/>
    <style:style style:name="P6" style:family="paragraph" style:parent-style-name="Standard">
      <style:text-properties fo:font-weight="normal"/>
    </style:style>
    <style:style style:name="P7" style:family="paragraph" style:parent-style-name="Standard">
      <style:text-properties fo:font-weight="normal" style:font-weight-asian="normal" style:font-weight-complex="normal"/>
    </style:style>
    <style:style style:name="P8" style:family="paragraph" style:parent-style-name="Standard" style:list-style-name="L2"/>
    <style:style style:name="P9" style:family="paragraph" style:parent-style-name="Preformatted_20_Text">
      <style:paragraph-properties fo:margin-top="0in" fo:margin-bottom="0.1965in"/>
    </style:style>
    <style:style style:name="P10" style:family="paragraph">
      <style:paragraph-properties fo:text-align="center"/>
    </style:style>
    <style:style style:name="P11" style:family="paragraph">
      <style:paragraph-properties fo:text-align="center"/>
      <style:text-properties fo:font-weight="bold" style:font-weight-asian="bold"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weight-asian="normal" style:font-weight-complex="normal"/>
    </style:style>
    <style:style style:name="T4"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ashed_20__28_var_29_"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Line_20_Style_20_9" svg:stroke-color="#800000"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end="Arrowheads_20_1" draw:fill="solid" draw:fill-color="#e6e6e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7" style:family="graphic">
      <style:graphic-properties draw:stroke="dash" draw:stroke-dash="Fine_20_Dashed_20__28_var_29_" draw:marker-end="Arrowheads_20_4"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8" style:family="graphic">
      <style:graphic-properties draw:stroke="dash" draw:stroke-dash="Fine_20_Dashed_20__28_var_29_" draw:marker-start="Arrowheads_20_4" draw:marker-end=""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9" style:family="graphic">
      <style:graphic-properties draw:stroke="dash" draw:stroke-dash="Fine_20_Dashed_20__28_var_29_" draw:marker-start="" draw:marker-end="Arrowheads_20_4"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0" style:family="graphic">
      <style:graphic-properties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style:style>
    <style:style style:name="gr11" style:family="graphic">
      <style:graphic-properties draw:stroke="dash" draw:stroke-dash="Fine_20_Dashed_20__28_var_29_" draw:marker-start="" draw:marker-end=""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2" style:family="graphic">
      <style:graphic-properties draw:stroke="solid" draw:stroke-dash="Fine_20_Dashed_20__28_var_29_"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3" style:family="graphic">
      <style:graphic-properties draw:stroke="dash" draw:stroke-dash="Fine_20_Dashed_20__28_var_29_"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4" style:family="graphic">
      <style:graphic-properties draw:stroke="dash" draw:stroke-dash="Ultrafine_20_Dashed" draw:marker-end="Arrowheads_20_4"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Distributed Search Deployment and Test Guide</text:h>
      <text:p text:style-name="P1"/>
      <text:p text:style-name="P1">Content</text:p>
      <text:p text:style-name="Standard"/>
      <text:p text:style-name="Standard">Abstract</text:p>
      <text:p text:style-name="Standard">This report describes the initial design of distributed SF1 system, including distributed topology and</text:p>
      <text:p text:style-name="Standard">node management in association with ZooKeeper, distributed search and index, also mentions some further issues. The distributed SF1 will be gradually extended and optimized to adapt the requirements of our distributed application.</text:p>
      <text:p text:style-name="Standard"/>
      <text:p text:style-name="Standard"/>
      <text:p text:style-name="Standard"/>
      <text:p text:style-name="Standard"/>
      <text:p text:style-name="Standard"/>
      <text:p text:style-name="Standard">1 <text:s/>Distributed Topology</text:p>
      <text:p text:style-name="Standard"/>
      <text:p text:style-name="Standard">1.1 Overview</text:p>
      <text:p text:style-name="Standard"/>
      <text:p text:style-name="Standard"/>
      <text:p text:style-name="Standard">We firstly go through the initial design for distributed SF1R, and make clear</text:p>
      <text:p text:style-name="Standard">about some terminologies.</text:p>
      <text:p text:style-name="Standard"/>
      <text:p text:style-name="Standard">• Cluster A Cluster is a group of distributed SF1 servers (nodes) coordi-</text:p>
      <text:p text:style-name="Standard">nated to provide search service.</text:p>
      <text:p text:style-name="Standard">• Node A node, or SF1 node, refers to a running SF1 process in a cluster</text:p>
      <text:p text:style-name="Standard">of distributed SF1 system. It’s possible that more than one SF1 nodes</text:p>
      <text:p text:style-name="Standard">run on one machine, though it’s unusual. Typically, we deploy one SF1</text:p>
      <text:p text:style-name="Standard">node on one machine, and in this case each host or machine in network is</text:p>
      <text:p text:style-name="Standard">a node.</text:p>
      <text:p text:style-name="Standard">• Replica For a cluster of nodes, we may have one or more replication(s)</text:p>
      <text:p text:style-name="Standard">to support failover, we call each replicated cluster a Replica.</text:p>
      <text:p text:style-name="Standard">• Replica Set For each node, we may have one or more backup node(s) in</text:p>
      <text:p text:style-name="Standard">different replications, we call each set of reduplicated nodes a Replica Set.</text:p>
      <text:p text:style-name="Standard">• Master A SF1 node can work as Master or Worker or both. A Master is</text:p>
      <text:p text:style-name="Standard">the controller and router of a cluster of distributed search servers (nodes),</text:p>
      <text:p text:style-name="Standard">it receives all the outside query requests, dispatch requests to sub servers</text:p>
      <text:p text:style-name="Standard">and gather results.</text:p>
      <text:p text:style-name="Standard">• Worker Compared to Master, each search server (node) is a Worker,</text:p>
      <text:p text:style-name="Standard">which provide partial search data and response for partial search result.</text:p>
      <text:p text:style-name="Standard">• Data Shard In a distributed SF1, search data will be partitioned to dif-</text:p>
      <text:p text:style-name="Standard">ferent Data Shards. Currently each data shard will reside on one Worker,</text:p>
      <text:p text:style-name="Standard">so we also use shard ids to identify workers.</text:p>
      <text:p text:style-name="Standard"/>
      <text:p text:style-name="Standard">As an example of distributed topology, see figure 1, we have three nodes in</text:p>
      <text:p text:style-name="Standard">the cluster of distributed SF1, and there are two Replicas.</text:p>
      <text:p text:style-name="P2"/>
      <text:p text:style-name="P2"/>
      <text:p text:style-name="P2"/>
      <text:p text:style-name="P2"/>
      <text:p text:style-name="P2"><text:soft-page-break/></text:p>
      <text:p text:style-name="P2"/>
      <text:p text:style-name="P2"/>
      <text:p text:style-name="P2"/>
      <text:p text:style-name="Standard"/>
      <text:p text:style-name="Standard"><draw:custom-shape text:anchor-type="paragraph" draw:z-index="8" draw:style-name="gr3" svg:width="1.4114in" svg:height="3.0114in" svg:x="1.6862in" svg:y="0.0016in"><text:p/><draw:enhanced-geometry svg:viewBox="0 0 21600 21600" draw:mirror-horizontal="false" draw:mirror-vertical="false" draw:type="rectangle" draw:enhanced-path="M 0 0 L 21600 0 21600 21600 0 21600 0 0 Z N"/></draw:custom-shape></text:p>
      <text:p text:style-name="Standard"><draw:custom-shape text:anchor-type="paragraph" draw:z-index="6" draw:style-name="gr2" svg:width="5.048in" svg:height="1.1748in" svg:x="1.4307in" svg:y="0.0783in"><text:p/><draw:enhanced-geometry svg:viewBox="0 0 21600 21600" draw:mirror-horizontal="false" draw:mirror-vertical="false" draw:type="rectangle" draw:enhanced-path="M 0 0 L 21600 0 21600 21600 0 21600 0 0 Z N"/></draw:custom-shape></text:p>
      <text:p text:style-name="Standard"><draw:custom-shape text:anchor-type="paragraph" draw:z-index="0" draw:style-name="gr1" svg:width="1.2031in" svg:height="0.7012in" svg:x="1.7807in" svg:y="0.0984in"><text:p text:style-name="P10">Node-1</text:p><draw:enhanced-geometry svg:viewBox="0 0 21600 21600" draw:type="rectangle" draw:enhanced-path="M 0 0 L 21600 0 21600 21600 0 21600 0 0 Z N"/></draw:custom-shape><draw:custom-shape text:anchor-type="paragraph" draw:z-index="1" draw:style-name="gr1" svg:width="1.2031in" svg:height="0.7012in" svg:x="3.3626in" svg:y="0.0992in"><text:p text:style-name="P10">Node-2</text:p><draw:enhanced-geometry svg:viewBox="0 0 21600 21600" draw:type="rectangle" draw:enhanced-path="M 0 0 L 21600 0 21600 21600 0 21600 0 0 Z N"/></draw:custom-shape><draw:custom-shape text:anchor-type="paragraph" draw:z-index="2" draw:style-name="gr1" svg:width="1.2031in" svg:height="0.7012in" svg:x="4.9445in" svg:y="0.111in"><text:p text:style-name="P10">Node-3</text:p><draw:enhanced-geometry svg:viewBox="0 0 21600 21600" draw:type="rectangle" draw:enhanced-path="M 0 0 L 21600 0 21600 21600 0 21600 0 0 Z N"/></draw:custom-shape></text:p>
      <text:p text:style-name="Standard"><draw:rect text:anchor-type="paragraph" draw:z-index="11" draw:style-name="gr5" draw:text-style-name="P10" svg:width="0.9004in" svg:height="0.5213in" svg:x="0.1425in" svg:y="0.0409in"><text:p text:style-name="P10">Replica-1</text:p></draw:rect></text:p>
      <text:p text:style-name="Standard"><draw:line text:anchor-type="paragraph" draw:z-index="12" draw:style-name="gr4" draw:text-style-name="P10" svg:x1="1.0425in" svg:y1="0.0874in" svg:x2="1.4307in" svg:y2="0.0874in"><text:p/></draw:line></text:p>
      <text:p text:style-name="Standard"/>
      <text:p text:style-name="Standard"/>
      <text:p text:style-name="Standard"/>
      <text:p text:style-name="Standard"><draw:custom-shape text:anchor-type="paragraph" draw:z-index="7" draw:style-name="gr2" svg:width="5.0669in" svg:height="1.1748in" svg:x="1.4118in" svg:y="0.0783in"><text:p/><draw:enhanced-geometry svg:viewBox="0 0 21600 21600" draw:type="rectangle" draw:enhanced-path="M 0 0 L 21600 0 21600 21600 0 21600 0 0 Z N"/></draw:custom-shape></text:p>
      <text:p text:style-name="Standard"><draw:custom-shape text:anchor-type="paragraph" draw:z-index="3" draw:style-name="gr1" svg:width="1.2031in" svg:height="0.7012in" svg:x="1.8091in" svg:y="0.0583in"><text:p text:style-name="P10">Node-1</text:p><draw:enhanced-geometry svg:viewBox="0 0 21600 21600" draw:type="rectangle" draw:enhanced-path="M 0 0 L 21600 0 21600 21600 0 21600 0 0 Z N"/></draw:custom-shape><draw:custom-shape text:anchor-type="paragraph" draw:z-index="4" draw:style-name="gr1" svg:width="1.2031in" svg:height="0.7012in" svg:x="4.9445in" svg:y="0.0709in"><text:p text:style-name="P10">Node-3</text:p><draw:enhanced-geometry svg:viewBox="0 0 21600 21600" draw:type="rectangle" draw:enhanced-path="M 0 0 L 21600 0 21600 21600 0 21600 0 0 Z N"/></draw:custom-shape><draw:custom-shape text:anchor-type="paragraph" draw:z-index="5" draw:style-name="gr1" svg:width="1.2031in" svg:height="0.7012in" svg:x="3.3626in" svg:y="0.0591in"><text:p text:style-name="P10">Node-2</text:p><draw:enhanced-geometry svg:viewBox="0 0 21600 21600" draw:type="rectangle" draw:enhanced-path="M 0 0 L 21600 0 21600 21600 0 21600 0 0 Z N"/></draw:custom-shape></text:p>
      <text:p text:style-name="Standard"><draw:rect text:anchor-type="paragraph" draw:z-index="13" draw:style-name="gr5" draw:text-style-name="P10" svg:width="0.9004in" svg:height="0.5213in" svg:x="0.1425in" svg:y="0.0835in"><text:p text:style-name="P10">Replica-2</text:p></draw:rect></text:p>
      <text:p text:style-name="Standard"><draw:line text:anchor-type="paragraph" draw:z-index="14" draw:style-name="gr4" draw:text-style-name="P10" svg:x1="1.0425in" svg:y1="0.1563in" svg:x2="1.4307in" svg:y2="0.1563in"><text:p/></draw:line></text:p>
      <text:p text:style-name="Standard"/>
      <text:p text:style-name="Standard"/>
      <text:p text:style-name="Standard"/>
      <text:p text:style-name="Standard"><draw:line text:anchor-type="paragraph" draw:z-index="9" draw:style-name="gr4" draw:text-style-name="P10" svg:x1="2.302in" svg:y1="0.5457in" svg:x2="2.302in" svg:y2="0.1374in"><text:p/></draw:line></text:p>
      <text:p text:style-name="Standard"/>
      <text:p text:style-name="P1"><draw:rect text:anchor-type="paragraph" draw:z-index="10" draw:style-name="gr5" draw:text-style-name="P10" svg:width="0.9953in" svg:height="0.5307in" svg:x="1.7898in" svg:y="0.1429in"><text:p text:style-name="P10">Replica Set</text:p></draw:rect></text:p>
      <text:p text:style-name="Standard"/>
      <text:p text:style-name="Standard"/>
      <text:p text:style-name="Standard"/>
      <text:p text:style-name="Standard"/>
      <text:p text:style-name="Standard"/>
      <text:list xml:id="list633333572" text:style-name="L2">
        <text:list-item>
          <text:list>
            <text:list-item>
              <text:p text:style-name="P8">Configuration of distributed SF1</text:p>
            </text:list-item>
          </text:list>
        </text:list-item>
      </text:list>
      <text:p text:style-name="Standard"/>
      <text:p text:style-name="Standard">The distributed SF1 is aimed at providing a flexible and configurable distributed</text:p>
      <text:p text:style-name="Standard">solution, we need to configure each SF1 node (by editing the sf1 configuration</text:p>
      <text:p text:style-name="Standard">file) to deploy a cluster of distributed SF1.</text:p>
      <text:p text:style-name="Standard">Commonly, we have to set clusterid for a SF1 node first to specify which</text:p>
      <text:p text:style-name="Standard">cluster it will join in.</text:p>
      <text:p text:style-name="Standard">To configure current SF1 node as Master, we can enable MasterServer, no-</text:p>
      <text:p text:style-name="Standard">tice that the distributed SF1 is collection related, which means different collec-</text:p>
      <text:p text:style-name="Standard">tions can have different distribution cases, we can see that a collection supported</text:p>
      <text:p text:style-name="Standard">by a Master can be distributive or not. A undistributed collection will reside</text:p>
      <text:p text:style-name="Standard">on local host only, while distributed collections can reside on different set of</text:p>
      <text:p text:style-name="Standard">Workers.</text:p>
      <text:p text:style-name="Standard">To configure current SF1 node as Worker, we can enable WorkerServer, we</text:p>
      <text:p text:style-name="Standard">have to specify the shard id which indicates which part of data the Worker will</text:p>
      <text:p text:style-name="Standard">keep, and specify the collections it will support.</text:p>
      <text:p text:style-name="Standard"/>
      <text:p text:style-name="Standard">As an example, we’ll give the configurations of an application scenario of</text:p>
      <text:p text:style-name="Standard">distributed SF1 showed in figure 2. Considering that we have three SF1 server</text:p>
      <text:p text:style-name="Standard">nodes, node1 and node2 work as Master respectively, and they all work as</text:p>
      <text:p text:style-name="Standard">Workers.</text:p>
      <text:p text:style-name="Standard"><text:soft-page-break/></text:p>
      <text:p text:style-name="Standard"/>
      <text:p text:style-name="Standard"/>
      <text:p text:style-name="Standard"><draw:custom-shape text:anchor-type="paragraph" draw:z-index="15" draw:style-name="gr1" svg:width="1.515in" svg:height="0.7433in" svg:x="1.0335in" svg:y="0.0984in"><text:p text:style-name="P10"><text:span text:style-name="T2">Node-1</text:span></text:p><text:p text:style-name="P10">[Master] [Worker1]</text:p><draw:enhanced-geometry svg:viewBox="0 0 21600 21600" draw:type="rectangle" draw:enhanced-path="M 0 0 L 21600 0 21600 21600 0 21600 0 0 Z N"/></draw:custom-shape><draw:custom-shape text:anchor-type="paragraph" draw:z-index="16" draw:style-name="gr1" svg:width="1.515in" svg:height="0.7433in" svg:x="2.9083in" svg:y="0.1075in"><text:p text:style-name="P10"><text:span text:style-name="T2">Node-2</text:span></text:p><text:p text:style-name="P10">[Master] [Worker2]</text:p><draw:enhanced-geometry svg:viewBox="0 0 21600 21600" draw:type="rectangle" draw:enhanced-path="M 0 0 L 21600 0 21600 21600 0 21600 0 0 Z N"/></draw:custom-shape><draw:custom-shape text:anchor-type="paragraph" draw:z-index="17" draw:style-name="gr1" svg:width="1.515in" svg:height="0.7433in" svg:x="4.6882in" svg:y="0.1075in"><text:p text:style-name="P10"><text:span text:style-name="T2">Node-3</text:span></text:p><text:p text:style-name="P10">[Worker3]</text:p><draw:enhanced-geometry svg:viewBox="0 0 21600 21600" draw:type="rectangle" draw:enhanced-path="M 0 0 L 21600 0 21600 21600 0 21600 0 0 Z N"/></draw:custom-shape></text:p>
      <text:p text:style-name="Standard"/>
      <text:p text:style-name="Standard"/>
      <text:p text:style-name="Standard"/>
      <text:p text:style-name="Standard"/>
      <text:p text:style-name="Standard"/>
      <text:p text:style-name="P1">Configuration for Node1</text:p>
      <text:p text:style-name="Standard"/>
      <text:p text:style-name="Preformatted_20_Text"><text:span text:style-name="Source_20_Text"><text:s text:c="4"/>&lt;DistributedCommon clusterid="sf1-example" username="lscm" </text:span></text:p>
      <text:p text:style-name="Preformatted_20_Text"><text:span text:style-name="Source_20_Text"><text:s text:c="7"/>localhost="172.16.0.36" workerport="18151" masterport="18131" <text:s text:c="8"/></text:span></text:p>
      <text:p text:style-name="Preformatted_20_Text"><text:span text:style-name="Source_20_Text"><text:s text:c="7"/>datarecvport="18121" /&gt;</text:span></text:p>
      <text:p text:style-name="Preformatted_20_Text"><text:span text:style-name="Source_20_Text"/></text:p>
      <text:p text:style-name="Preformatted_20_Text"><text:span text:style-name="Source_20_Text"><text:s text:c="4"/>&lt;DistributedTopology enable="y" type="search" nodenum="3"&gt;</text:span></text:p>
      <text:p text:style-name="Preformatted_20_Text"><text:span text:style-name="Source_20_Text"><text:s text:c="6"/>&lt;CurrentSf1rNode nodeid="1" replicaid="1"&gt;</text:span></text:p>
      <text:p text:style-name="Preformatted_20_Text"><text:span text:style-name="Source_20_Text"><text:s text:c="8"/>&lt;MasterServer enable="y" name="undefined" shardnum="3"&gt;</text:span></text:p>
      <text:p text:style-name="Preformatted_20_Text"><text:span text:style-name="Source_20_Text"><text:s text:c="10"/>&lt;Collection name="web" distributive="y" shardids="1,2,3" /&gt;</text:span></text:p>
      <text:p text:style-name="Preformatted_20_Text"><text:span text:style-name="Source_20_Text"><text:s text:c="10"/>&lt;Collection name="b5mo" distributive="n" /&gt;</text:span></text:p>
      <text:p text:style-name="Preformatted_20_Text"><text:span text:style-name="Source_20_Text"><text:s text:c="10"/>&lt;Collection name="b5mp" distributive="y" shardids="1,2" /&gt;</text:span></text:p>
      <text:p text:style-name="Preformatted_20_Text"><text:span text:style-name="Source_20_Text"><text:s text:c="10"/>&lt;Collection name="b5mc" distributive="y" shardids="2,3" /&gt;</text:span></text:p>
      <text:p text:style-name="Preformatted_20_Text"><text:span text:style-name="Source_20_Text"><text:s text:c="8"/>&lt;/MasterServer&gt;</text:span></text:p>
      <text:p text:style-name="Preformatted_20_Text"><text:span text:style-name="Source_20_Text"/></text:p>
      <text:p text:style-name="Preformatted_20_Text"><text:span text:style-name="Source_20_Text"><text:s text:c="8"/>&lt;WorkerServer enable="y" shardid="1"&gt;</text:span></text:p>
      <text:p text:style-name="Preformatted_20_Text"><text:span text:style-name="Source_20_Text"><text:s text:c="10"/>&lt;Collection name="web" /&gt;</text:span></text:p>
      <text:p text:style-name="Preformatted_20_Text"><text:span text:style-name="Source_20_Text"><text:s text:c="10"/>&lt;Collection name="b5mp" /&gt;</text:span></text:p>
      <text:p text:style-name="Preformatted_20_Text"><text:span text:style-name="Source_20_Text"><text:s text:c="10"/>&lt;Collection name="b5mc" /&gt;</text:span></text:p>
      <text:p text:style-name="Preformatted_20_Text"><text:span text:style-name="Source_20_Text"><text:s text:c="8"/>&lt;/WorkerServer&gt;</text:span></text:p>
      <text:p text:style-name="Preformatted_20_Text"><text:span text:style-name="Source_20_Text"><text:s text:c="6"/>&lt;/CurrentSf1rNode&gt;</text:span></text:p>
      <text:p text:style-name="Preformatted_20_Text"><text:span text:style-name="Source_20_Text"><text:s text:c="4"/>&lt;/DistributedTopology&gt;</text:span></text:p>
      <text:p text:style-name="Preformatted_20_Text"><text:span text:style-name="Source_20_Text"/></text:p>
      <text:p text:style-name="P9"><text:span text:style-name="Source_20_Text"><text:span text:style-name="T2">Node2</text:span></text:span></text:p>
      <text:p text:style-name="Preformatted_20_Text"><text:span text:style-name="Source_20_Text"><text:s text:c="4"/>&lt;DistributedCommon clusterid="sf1-example" username="lscm" </text:span></text:p>
      <text:p text:style-name="Preformatted_20_Text"><text:span text:style-name="Source_20_Text"><text:s text:c="8"/>localhost="172.16.0.161" workerport="18151" masterport="18131" </text:span></text:p>
      <text:p text:style-name="Preformatted_20_Text"><text:span text:style-name="Source_20_Text"><text:s text:c="8"/>datarecvport="18121" /&gt;</text:span></text:p>
      <text:p text:style-name="Preformatted_20_Text"><text:span text:style-name="Source_20_Text"/></text:p>
      <text:p text:style-name="Preformatted_20_Text"><text:span text:style-name="Source_20_Text"><text:s text:c="4"/>&lt;DistributedTopology enable="y" type="search" nodenum="3"&gt;</text:span></text:p>
      <text:p text:style-name="Preformatted_20_Text"><text:span text:style-name="Source_20_Text"><text:s text:c="6"/>&lt;CurrentSf1rNode nodeid="2" replicaid="1"&gt;</text:span></text:p>
      <text:p text:style-name="Preformatted_20_Text"><text:span text:style-name="Source_20_Text"><text:s text:c="8"/>&lt;MasterServer enable="y" name="undefined" shardnum="3"&gt;</text:span></text:p>
      <text:p text:style-name="Preformatted_20_Text"><text:span text:style-name="Source_20_Text"><text:s text:c="10"/>&lt;Collection name="web" distributive="y" shardids="1,2,3" /&gt;</text:span></text:p>
      <text:p text:style-name="Preformatted_20_Text"><text:span text:style-name="Source_20_Text"><text:s text:c="10"/>&lt;Collection name="qa" distributive="n" /&gt;</text:span></text:p>
      <text:p text:style-name="Preformatted_20_Text"><text:span text:style-name="Source_20_Text"><text:s text:c="10"/>&lt;Collection name="b5mp" distributive="y" shardids="1,2" /&gt;</text:span></text:p>
      <text:p text:style-name="Preformatted_20_Text"><text:span text:style-name="Source_20_Text"><text:s text:c="10"/>&lt;Collection name="b5mc" distributive="y" shardids="2,3" /&gt;</text:span></text:p>
      <text:p text:style-name="Preformatted_20_Text"><text:span text:style-name="Source_20_Text"><text:s text:c="8"/>&lt;/MasterServer&gt;</text:span></text:p>
      <text:p text:style-name="Preformatted_20_Text"><text:span text:style-name="Source_20_Text"/></text:p>
      <text:p text:style-name="Preformatted_20_Text"><text:span text:style-name="Source_20_Text"><text:s text:c="8"/>&lt;WorkerServer enable="y" shardid="2"&gt;</text:span></text:p>
      <text:p text:style-name="Preformatted_20_Text"><text:span text:style-name="Source_20_Text"><text:s text:c="10"/>&lt;Collection name="web" /&gt;</text:span></text:p>
      <text:p text:style-name="Preformatted_20_Text"><text:span text:style-name="Source_20_Text"><text:s text:c="10"/>&lt;Collection name="b5mp" /&gt;</text:span></text:p>
      <text:p text:style-name="Preformatted_20_Text"><text:span text:style-name="Source_20_Text"><text:s text:c="10"/>&lt;Collection name="b5mc" /&gt;</text:span></text:p>
      <text:p text:style-name="Preformatted_20_Text"><text:span text:style-name="Source_20_Text"><text:s text:c="8"/>&lt;/WorkerServer&gt;</text:span></text:p>
      <text:p text:style-name="Preformatted_20_Text"><text:span text:style-name="Source_20_Text"><text:s text:c="6"/>&lt;/CurrentSf1rNode&gt;</text:span></text:p>
      <text:p text:style-name="Preformatted_20_Text"><text:span text:style-name="Source_20_Text"><text:s text:c="4"/>&lt;/DistributedTopology&gt;</text:span></text:p>
      <text:p text:style-name="Preformatted_20_Text"><text:span text:style-name="Source_20_Text"/></text:p>
      <text:p text:style-name="Preformatted_20_Text"><text:span text:style-name="Source_20_Text"/></text:p>
      <text:p text:style-name="P9"><text:soft-page-break/><text:span text:style-name="Source_20_Text"><text:span text:style-name="T2"/></text:span></text:p>
      <text:p text:style-name="P9"><text:span text:style-name="Source_20_Text"><text:span text:style-name="T2">Node3</text:span></text:span></text:p>
      <text:p text:style-name="Preformatted_20_Text"><text:span text:style-name="Source_20_Text"><text:s text:c="4"/>&lt;DistributedCommon clusterid="sf1-example" username="lscm" </text:span></text:p>
      <text:p text:style-name="Preformatted_20_Text"><text:span text:style-name="Source_20_Text"><text:s text:c="8"/>localhost="172.16.0.162" workerport="18151" masterport="18131" </text:span></text:p>
      <text:p text:style-name="Preformatted_20_Text"><text:span text:style-name="Source_20_Text"><text:s text:c="8"/>datarecvport="18121" /&gt;</text:span></text:p>
      <text:p text:style-name="Preformatted_20_Text"><text:span text:style-name="Source_20_Text"/></text:p>
      <text:p text:style-name="Preformatted_20_Text"><text:span text:style-name="Source_20_Text"><text:s text:c="4"/>&lt;DistributedTopology enable="y" type="search" nodenum="3"&gt;</text:span></text:p>
      <text:p text:style-name="Preformatted_20_Text"><text:span text:style-name="Source_20_Text"><text:s text:c="6"/>&lt;CurrentSf1rNode nodeid="3" replicaid="1"&gt;</text:span></text:p>
      <text:p text:style-name="Preformatted_20_Text"><text:span text:style-name="Source_20_Text"><text:s text:c="8"/>&lt;WorkerServer enable="y" shardid="3"&gt;</text:span></text:p>
      <text:p text:style-name="Preformatted_20_Text"><text:span text:style-name="Source_20_Text"><text:s text:c="10"/>&lt;Collection name="web" /&gt;</text:span></text:p>
      <text:p text:style-name="Preformatted_20_Text"><text:span text:style-name="Source_20_Text"><text:s text:c="10"/>&lt;Collection name="b5mp" /&gt;</text:span></text:p>
      <text:p text:style-name="Preformatted_20_Text"><text:span text:style-name="Source_20_Text"><text:s text:c="10"/>&lt;Collection name="b5mc" /&gt;</text:span></text:p>
      <text:p text:style-name="Preformatted_20_Text"><text:span text:style-name="Source_20_Text"><text:s text:c="8"/>&lt;/WorkerServer&gt;</text:span></text:p>
      <text:p text:style-name="Preformatted_20_Text"><text:span text:style-name="Source_20_Text"><text:s text:c="6"/>&lt;/CurrentSf1rNode&gt;</text:span></text:p>
      <text:p text:style-name="Preformatted_20_Text"><text:span text:style-name="Source_20_Text"><text:s text:c="4"/>&lt;/DistributedTopology&gt;</text:span></text:p>
      <text:p text:style-name="Preformatted_20_Text"><text:span text:style-name="Source_20_Text"/></text:p>
      <text:p text:style-name="Preformatted_20_Text"><text:span text:style-name="Source_20_Text"/></text:p>
      <text:list xml:id="list874399352" text:style-name="L1">
        <text:list-item>
          <text:p text:style-name="P5">Node Management</text:p>
        </text:list-item>
      </text:list>
      <text:p text:style-name="Standard">Apache ZooKeeper is a high-performance coordination service for distributed</text:p>
      <text:p text:style-name="Standard">applications, and it was employed in the distributed SF1 as distributed coordi-</text:p>
      <text:p text:style-name="Standard">nation service. More detailed information about ZooKeeper can be referred at</text:p>
      <text:p text:style-name="Standard">the Apache web site.</text:p>
      <text:p text:style-name="Standard">The key data structure that used in ZooKeeper for coordination tasks is the</text:p>
      <text:p text:style-name="Standard">ZooKeeper Namespace, the ZooKeeper Namespace defined for distributed SF1</text:p>
      <text:p text:style-name="Standard">is showed below.</text:p>
      <text:p text:style-name="Standard">The namespace kept in ZooKeeper service provides a consistent view of the</text:p>
      <text:p text:style-name="Standard">topology of the whole distributed system, e.g., the znode identified by path</text:p>
      <text:p text:style-name="Standard">/SF1R-[clusterid]/SearchTopology/Replica1/Node1 reflects the status of Node1</text:p>
      <text:p text:style-name="Standard">in the cluster, and we can set data to znodes to share information or status</text:p>
      <text:p text:style-name="Standard">among all the distributed nodes.</text:p>
      <text:p text:style-name="Standard"/>
      <text:list xml:id="list1876455979" text:continue-numbering="true" text:style-name="L1">
        <text:list-item>
          <text:p text:style-name="P5">Distributed Search</text:p>
          <text:list>
            <text:list-item>
              <text:p text:style-name="P5">Normal search functionality</text:p>
            </text:list-item>
            <text:list-item>
              <text:p text:style-name="P5">Worker Detection</text:p>
            </text:list-item>
            <text:list-item>
              <text:p text:style-name="P5">Failover </text:p>
            </text:list-item>
            <text:list-item>
              <text:p text:style-name="P5">Recover</text:p>
            </text:list-item>
          </text:list>
        </text:list-item>
      </text:list>
      <text:p text:style-name="Standard"/>
      <text:list xml:id="list72162400" text:continue-numbering="true" text:style-name="L1">
        <text:list-item>
          <text:p text:style-name="P5">Distributed Index</text:p>
          <text:list>
            <text:list-item>
              <text:p text:style-name="P5">Auto sharding</text:p>
            </text:list-item>
            <text:list-item>
              <text:p text:style-name="P5">Replication [TODO]</text:p>
            </text:list-item>
            <text:list-item>
              <text:p text:style-name="P5">SCD dispatching</text:p>
            </text:list-item>
            <text:list-item>
              <text:p text:style-name="P5">Distributed indexing</text:p>
            </text:list-item>
          </text:list>
        </text:list-item>
      </text:list>
      <text:p text:style-name="Standard"/>
      <text:p text:style-name="Standard">语法检查</text:p>
      <text:p text:style-name="Standard"/>
      <text:p text:style-name="Standard"/>
      <text:p text:style-name="Standard"/>
      <text:p text:style-name="Standard"/>
      <text:p text:style-name="Standard"/>
      <text:p text:style-name="Standard"><text:soft-page-break/></text:p>
      <text:p text:style-name="Standard"><draw:line text:anchor-type="paragraph" draw:z-index="24" draw:style-name="gr9" draw:text-style-name="P10" svg:x1="3.6472in" svg:y1="1.0291in" svg:x2="5.6638in" svg:y2="2.3264in"><text:p/></draw:line><draw:line text:anchor-type="paragraph" draw:z-index="23" draw:style-name="gr8" draw:text-style-name="P10" svg:x1="3.4008in" svg:y1="2.2894in" svg:x2="3.4008in" svg:y2="1.0291in"><text:p/></draw:line><draw:line text:anchor-type="paragraph" draw:z-index="22" draw:style-name="gr7" draw:text-style-name="P10" svg:x1="3.2492in" svg:y1="1.0291in" svg:x2="1.3457in" svg:y2="2.2984in"><text:p/></draw:line><draw:rect text:anchor-type="paragraph" draw:z-index="21" draw:style-name="gr6" draw:text-style-name="P10" svg:width="1.8378in" svg:height="0.9752in" svg:x="2.472in" svg:y="0.0543in"><text:p text:style-name="P10"><text:span text:style-name="T2">SF1 Node</text:span></text:p><text:p text:style-name="P10">[Master]</text:p><text:p text:style-name="P10"/><text:p text:style-name="P10"><text:span text:style-name="T2">Sharding &amp; Dispatching</text:span></text:p></draw:rect><draw:rect text:anchor-type="paragraph" draw:z-index="20" draw:style-name="gr6" draw:text-style-name="P10" svg:width="1.4114in" svg:height="1.174in" svg:x="2.7472in" svg:y="2.2898in"><text:p text:style-name="P10"><text:span text:style-name="T2">SF1 Node</text:span></text:p><text:p text:style-name="P10">[Worker]</text:p><text:p text:style-name="P10"/><text:p text:style-name="P10"><text:span text:style-name="T2">Shard2</text:span></text:p></draw:rect><draw:rect text:anchor-type="paragraph" draw:z-index="19" draw:style-name="gr6" draw:text-style-name="P10" svg:width="1.4114in" svg:height="1.1453in" svg:x="0.4555in" svg:y="2.2984in"><text:p text:style-name="P10"><text:span text:style-name="T2">SF1 Node</text:span></text:p><text:p text:style-name="P10">[Worker]</text:p><text:p text:style-name="P10"/><text:p text:style-name="P10"><text:span text:style-name="T2">Shard1</text:span></text:p></draw:rect><draw:rect text:anchor-type="paragraph" draw:z-index="18" draw:style-name="gr6" draw:text-style-name="P10" svg:width="1.4114in" svg:height="1.137in" svg:x="5.0583in" svg:y="2.3264in"><text:p text:style-name="P10"><text:span text:style-name="T2">SF1 Node</text:span></text:p><text:p text:style-name="P10">[Worker]</text:p><text:p text:style-name="P10"/><text:p text:style-name="P10"><text:span text:style-name="T2">Shard3</text:span></text:p></draw:rec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rect text:anchor-type="paragraph" draw:z-index="25" draw:style-name="gr6" draw:text-style-name="P11" svg:width="0.9661in" svg:height="0.7106in" svg:x="2.1791in" svg:y="0.0272in"><text:p text:style-name="P10"><text:span text:style-name="T2">Nginx</text:span></text:p><text:p text:style-name="P10"><text:span text:style-name="T4">module</text:span></text:p></draw:rect></text:p>
      <text:p text:style-name="Standard"/>
      <text:p text:style-name="Standard"><draw:line text:anchor-type="paragraph" draw:z-index="27" draw:style-name="gr11" draw:text-style-name="P10" svg:x1="4.8591in" svg:y1="0.8in" svg:x2="3.0972in" svg:y2="0.0327in"><text:p/></draw:line></text:p>
      <text:p text:style-name="Standard"><draw:line text:anchor-type="paragraph" draw:z-index="34" draw:style-name="gr14" draw:text-style-name="P10" svg:x1="2.6339in" svg:y1="0.1626in" svg:x2="3.2394in" svg:y2="2.061in"><text:p/></draw:line><draw:line text:anchor-type="paragraph" draw:z-index="35" draw:style-name="gr14" draw:text-style-name="P10" svg:x1="2.6343in" svg:y1="0.1626in" svg:x2="1.5925in" svg:y2="2.0516in"><text:p/></draw:line></text:p>
      <text:p text:style-name="Standard"><draw:custom-shape text:anchor-type="paragraph" draw:z-index="26" draw:style-name="gr10" draw:text-style-name="P10" svg:width="1.4114in" svg:height="0.8886in" svg:x="4.5752in" svg:y="0.172in"><text:p text:style-name="P10">ZooKeeper</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text:p>
      <text:p text:style-name="Standard"/>
      <text:p text:style-name="Standard"><draw:rect text:anchor-type="paragraph" draw:z-index="28" draw:style-name="gr12" draw:text-style-name="P10" svg:width="1.2689in" svg:height="0.8122in" svg:x="0.8646in" svg:y="1.4764in"><text:p text:style-name="P10"><text:span text:style-name="T2">SF1 Node</text:span></text:p><text:p text:style-name="P10">[Master][Worker]</text:p></draw:rect><draw:rect text:anchor-type="paragraph" draw:z-index="29" draw:style-name="gr12" draw:text-style-name="P10" svg:width="1.2689in" svg:height="0.8122in" svg:x="2.6925in" svg:y="1.4862in"><text:p text:style-name="P10"><text:span text:style-name="T2">SF1 Node</text:span></text:p><text:p text:style-name="P10">[Master][Worker]</text:p></draw:rect><draw:rect text:anchor-type="paragraph" draw:z-index="30" draw:style-name="gr12" draw:text-style-name="P10" svg:width="1.2689in" svg:height="0.8122in" svg:x="4.5098in" svg:y="1.4862in"><text:p text:style-name="P10"><text:span text:style-name="T2">SF1 Node</text:span></text:p><text:p text:style-name="P10">[Worker]</text:p></draw:rect><draw:line text:anchor-type="paragraph" draw:z-index="31" draw:style-name="gr13" draw:text-style-name="P10" svg:x1="4.9535in" svg:y1="0.4689in" svg:x2="5.0862in" svg:y2="1.4862in"><text:p/></draw:line><draw:line text:anchor-type="paragraph" draw:z-index="32" draw:style-name="gr13" draw:text-style-name="P10" svg:x1="4.8878in" svg:y1="0.4217in" svg:x2="3.2398in" svg:y2="1.4862in"><text:p/></draw:line><draw:line text:anchor-type="paragraph" draw:z-index="33" draw:style-name="gr13" draw:text-style-name="P10" svg:x1="4.8217in" svg:y1="0.4028in" svg:x2="1.5925in" svg:y2="1.4764in"><text:p/></draw: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 PL UMing HK" svg:font-family="'AR PL UMing HK'"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marker draw:name="Arrowheads_20_1" draw:display-name="Arrowheads 1" svg:viewBox="0 0 20 30" svg:d="m10 0-10 30h20z"/>
    <draw:marker draw:name="Arrowheads_20_2" draw:display-name="Arrowheads 2" svg:viewBox="0 0 1122 2243" svg:d="m0 2108v17 17l12 42 30 34 38 21 43 4 29-8 30-21 25-26 13-34 343-1532 339 1520 13 42 29 34 39 21 42 4 42-12 34-30 21-42v-39-12l-4 4-440-1998-9-42-25-39-38-25-43-8-42 8-38 25-26 39-8 42z"/>
    <draw:marker draw:name="Arrowheads_20_3" draw:display-name="Arrowheads 3" svg:viewBox="0 0 1131 902" svg:d="m564 0-564 902h1131z"/>
    <draw:marker draw:name="Arrowheads_20_4" draw:display-name="Arrowheads 4" svg:viewBox="0 0 1131 1580" svg:d="m1013 1491 118 89-567-1580-564 1580 114-85 136-68 148-46 161-17 161 13 153 46z"/>
    <draw:stroke-dash draw:name="Fine_20_Dashed" draw:display-name="Fine Dashed" draw:style="rect" draw:dots1="1" draw:dots1-length="0.2in" draw:dots2="1" draw:dots2-length="0.2in" draw:distance="0.2in"/>
    <draw:stroke-dash draw:name="Fine_20_Dashed_20__28_var_29_" draw:display-name="Fine Dashed (var)" draw:style="rect" draw:dots1="1" draw:dots1-length="197%" draw:distance="197%"/>
    <draw:stroke-dash draw:name="Line_20_Style_20_9" draw:display-name="Line Style 9" draw:style="rect" draw:dots1="1" draw:dots1-length="197%" draw:distance="120%"/>
    <draw:stroke-dash draw:name="Ultrafine_20_2_20_Dots_20_3_20_Dashes" draw:display-name="Ultrafine 2 Dots 3 Dashes" draw:style="rect" draw:dots1="2" draw:dots1-length="0.0201in" draw:dots2="3" draw:dots2-length="0.1in" draw:distance="0.05in"/>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AR PL UMing HK" style:font-size-asian="10pt" style:font-name-complex="DejaVu Sans Mono" style:font-size-complex="10pt"/>
    </style:style>
    <style:style style:name="Numbering_20_Symbols" style:display-name="Numbering Symbols" style:family="text"/>
    <style:style style:name="Teletype" style:family="text">
      <style:text-properties style:font-name="DejaVu Sans Mono" style:font-name-asian="AR PL UMing HK" style:font-name-complex="DejaVu Sans Mono"/>
    </style:style>
    <style:style style:name="Source_20_Text" style:display-name="Source Text" style:family="text">
      <style:text-properties style:font-name="DejaVu Sans Mono" style:font-name-asian="AR PL UMing HK"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Zhongxia Li</meta:initial-creator>
    <meta:creation-date>2011-12-07T10:22:02</meta:creation-date>
    <dc:date>2012-04-16T16:29:00</dc:date>
    <dc:creator>Zhongxia Li</dc:creator>
    <meta:editing-duration>P10DT23H57M4S</meta:editing-duration>
    <meta:editing-cycles>90</meta:editing-cycles>
    <meta:generator>LibreOffice/3.3$Unix LibreOffice_project/330m19$Build-401</meta:generator>
    <meta:document-statistic meta:table-count="0" meta:image-count="0" meta:object-count="0" meta:page-count="5" meta:paragraph-count="125" meta:word-count="810" meta:character-count="6309"/>
  </office:meta>
</office:document-meta>
</file>